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  <text:p text:style-name="P4"><text:span text:style-name="T2">Additionally, content of styles can be inserted by </text:span>\\&lt;STYLE_NAME&gt;\\<text:span text:style-name="T2">. Insertions are limited by the renderer implementation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,</text:span></text:p>
                  <text:p text:style-name="P16">Geometry line points filter by math formulas. Available variables are x (horizontal coordinate), y (vertical coordinate) and t (time progess in range 0-1). First formula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sub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off</text:span></text:p>
                  <text:p text:style-name="P16">Stencil mode. Can be off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H7M5S</meta:editing-duration>
    <meta:editing-cycles>420</meta:editing-cycles>
    <meta:generator>OpenOffice/4.0.1$Win32 OpenOffice.org_project/401m5$Build-9714</meta:generator>
    <dc:date>2013-11-26T17:31:07.25</dc:date>
    <dc:creator>Christoph Spanknebel</dc:creator>
    <meta:document-statistic meta:table-count="4" meta:image-count="0" meta:object-count="0" meta:page-count="3" meta:paragraph-count="222" meta:word-count="992" meta:character-count="6393"/>
    <meta:user-defined meta:name="Info 1"/>
    <meta:user-defined meta:name="Info 2"/>
    <meta:user-defined meta:name="Info 3"/>
    <meta:user-defined meta:name="Info 4"/>
  </office:meta>
</office:document-meta>
</file>